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weight="normal" officeooo:rsid="02ee95de" style:font-size-asian="8pt" style:font-weight-asian="normal" style:font-size-complex="8pt" style:font-weight-complex="normal"/>
    </style:style>
    <style:style style:name="T394" style:family="text">
      <style:text-properties style:font-name="PT Mono" fo:font-size="8pt" fo:font-weight="normal" officeooo:rsid="02eed5b4" style:font-size-asian="8pt" style:font-weight-asian="normal" style:font-size-complex="8pt" style:font-weight-complex="normal"/>
    </style:style>
    <style:style style:name="T395" style:family="text">
      <style:text-properties style:font-name="PT Mono" fo:font-size="8pt" fo:font-weight="normal" officeooo:rsid="02efaf7a" style:font-size-asian="8pt" style:font-weight-asian="normal" style:font-size-complex="8pt" style:font-weight-complex="normal"/>
    </style:style>
    <style:style style:name="T396" style:family="text">
      <style:text-properties style:font-name="PT Mono" fo:font-size="8pt" fo:font-weight="normal" officeooo:rsid="02f12204" style:font-size-asian="8pt" style:font-weight-asian="normal" style:font-size-complex="8pt" style:font-weight-complex="normal"/>
    </style:style>
    <style:style style:name="T39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style:font-size-asian="8pt" style:font-style-asian="italic" style:font-size-complex="8pt" style:font-style-complex="italic"/>
    </style:style>
    <style:style style:name="T403" style:family="text">
      <style:text-properties style:font-name="PT Mono" fo:font-size="8pt" style:font-size-asian="8pt" style:font-size-complex="8pt"/>
    </style:style>
    <style:style style:name="T404" style:family="text">
      <style:text-properties style:font-name="PT Mono" fo:font-size="8pt" officeooo:rsid="0252943a" style:font-size-asian="8pt" style:font-size-complex="8pt"/>
    </style:style>
    <style:style style:name="T405" style:family="text">
      <style:text-properties style:font-name="PT Mono" fo:font-size="8pt" officeooo:rsid="025f9a35" style:font-size-asian="8pt" style:font-size-complex="8pt"/>
    </style:style>
    <style:style style:name="T406" style:family="text">
      <style:text-properties style:font-name="PT Mono" fo:font-size="8pt" officeooo:rsid="0263d5aa" style:font-size-asian="8pt" style:font-size-complex="8pt"/>
    </style:style>
    <style:style style:name="T407" style:family="text">
      <style:text-properties style:font-name="PT Mono" fo:font-size="8pt" officeooo:rsid="0277ac53" style:font-size-asian="8pt" style:font-size-complex="8pt"/>
    </style:style>
    <style:style style:name="T408" style:family="text">
      <style:text-properties style:font-name="PT Mono" fo:font-size="8pt" officeooo:rsid="02850af3" style:font-size-asian="8pt" style:font-size-complex="8pt"/>
    </style:style>
    <style:style style:name="T409" style:family="text">
      <style:text-properties style:font-name="PT Mono" fo:font-size="8pt" officeooo:rsid="028d46ce" style:font-size-asian="8pt" style:font-size-complex="8pt"/>
    </style:style>
    <style:style style:name="T410" style:family="text">
      <style:text-properties style:font-name="PT Mono" fo:font-size="8pt" officeooo:rsid="029e9d3b" style:font-size-asian="8pt" style:font-size-complex="8pt"/>
    </style:style>
    <style:style style:name="T411" style:family="text">
      <style:text-properties style:font-name="PT Mono" fo:font-size="8pt" officeooo:rsid="02a5fdba" style:font-size-asian="8pt" style:font-size-complex="8pt"/>
    </style:style>
    <style:style style:name="T412" style:family="text">
      <style:text-properties style:font-name="PT Mono" fo:font-size="8pt" officeooo:rsid="02ac43da" style:font-size-asian="8pt" style:font-size-complex="8pt"/>
    </style:style>
    <style:style style:name="T413" style:family="text">
      <style:text-properties style:font-name="PT Mono" fo:font-size="8pt" officeooo:rsid="02b43ab8" style:font-size-asian="8pt" style:font-size-complex="8pt"/>
    </style:style>
    <style:style style:name="T414" style:family="text">
      <style:text-properties style:font-name="PT Mono" fo:font-size="8pt" officeooo:rsid="02ca4b97" style:font-size-asian="8pt" style:font-size-complex="8pt"/>
    </style:style>
    <style:style style:name="T415" style:family="text">
      <style:text-properties style:font-name="PT Mono" fo:font-size="8pt" officeooo:rsid="02cc9491" style:font-size-asian="8pt" style:font-size-complex="8pt"/>
    </style:style>
    <style:style style:name="T416" style:family="text">
      <style:text-properties style:font-name="PT Mono" fo:font-size="8pt" officeooo:rsid="02ccf1d0" style:font-size-asian="8pt" style:font-size-complex="8pt"/>
    </style:style>
    <style:style style:name="T417" style:family="text">
      <style:text-properties style:font-name="PT Mono" fo:font-size="8pt" officeooo:rsid="02d10e05" style:font-size-asian="8pt" style:font-size-complex="8pt"/>
    </style:style>
    <style:style style:name="T418" style:family="text">
      <style:text-properties style:font-name="PT Mono" fo:font-size="8pt" officeooo:rsid="02de021e" style:font-size-asian="8pt" style:font-size-complex="8pt"/>
    </style:style>
    <style:style style:name="T419" style:family="text">
      <style:text-properties style:font-name="PT Mono" fo:font-size="8pt" officeooo:rsid="02e99a2b" style:font-size-asian="8pt" style:font-size-complex="8pt"/>
    </style:style>
    <style:style style:name="T420" style:family="text">
      <style:text-properties style:font-name="PT Mono" fo:font-size="8pt" officeooo:rsid="02f12204" style:font-size-asian="8pt" style:font-size-complex="8pt"/>
    </style:style>
    <style:style style:name="T421" style:family="text">
      <style:text-properties officeooo:rsid="0196f739"/>
    </style:style>
    <style:style style:name="T422" style:family="text">
      <style:text-properties officeooo:rsid="0197b448"/>
    </style:style>
    <style:style style:name="T423" style:family="text">
      <style:text-properties officeooo:rsid="01984360"/>
    </style:style>
    <style:style style:name="T424" style:family="text">
      <style:text-properties officeooo:rsid="0199a26c"/>
    </style:style>
    <style:style style:name="T425" style:family="text">
      <style:text-properties officeooo:rsid="01a115e3"/>
    </style:style>
    <style:style style:name="T426" style:family="text">
      <style:text-properties officeooo:rsid="01a2e96c"/>
    </style:style>
    <style:style style:name="T427" style:family="text">
      <style:text-properties officeooo:rsid="01cfad6a"/>
    </style:style>
    <style:style style:name="T428" style:family="text">
      <style:text-properties officeooo:rsid="01dba3a1"/>
    </style:style>
    <style:style style:name="T429" style:family="text">
      <style:text-properties officeooo:rsid="01e36506"/>
    </style:style>
    <style:style style:name="T430" style:family="text">
      <style:text-properties officeooo:rsid="01e48d0a"/>
    </style:style>
    <style:style style:name="T431" style:family="text">
      <style:text-properties officeooo:rsid="020714ee"/>
    </style:style>
    <style:style style:name="T432" style:family="text">
      <style:text-properties officeooo:rsid="02363a67"/>
    </style:style>
    <style:style style:name="T433" style:family="text">
      <style:text-properties officeooo:rsid="024327ec"/>
    </style:style>
    <style:style style:name="T43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21">moved to the couch and </text:span>read through my life since<text:span text:style-name="T421">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22"> . .I listened to a couple River Whyless songs while texting Maddy, Cait and then Scott, saying, </text:span></text:p>
      <text:p text:style-name="P220"><text:s text:c="2"/><text:span text:style-name="T422">"</text:span>no rush at all on the venmis but just checking it didn't get to the wrong Ross Montsinger... that guy's shady!!<text:span text:style-name="T422">"</text:span></text:p>
      <text:p text:style-name="P220"><text:span text:style-name="T422"><text:s text:c="3"/>Scott said, "</text:span>Oh shnap! <text:s/>Totally spaced! <text:s/>To much stoney wall staring!<text:span text:style-name="T422">" with a laugh-cry face, and then, "</text:span>will do now!<text:span text:style-name="T422">"</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22">Shattering the Hourglass</text:span> while trying to buy the Fillion journal I had been eyeing for weeks, but the purchase inexplicably <text:span text:style-name="T423">failed t</text:span>o <text:span text:style-name="T425">go</text:span> through. I took it as a sign and noticed it was slightly too small anyway, so I looked around for an alternative, possibly locally, until<text:span text:style-name="T423">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5">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5">for her,</text:span> a GF medium no-onion <text:span text:style-name="T426">w/ hop water</text:span>.</text:p>
      <text:p text:style-name="P222"><text:s text:c="3"/>I made it back to the park at six on the nose, but the power had not <text:span text:style-name="T426">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4">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8">plays drums on</text:span> the track a year <text:span text:style-name="T427">earlier </text:span><text:span text:style-name="T42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9">The Ross docket includes Wordle, Aldi, Izzy’s, journal edits, bath, shave, </text:span><text:span text:style-name="T430">make journal, clean kitchen, </text:span><text:span text:style-name="T42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1">H</text:span><text:span text:style-name="T224">: My mom is buzzing because she had so much fun with you guys</text:span></text:p>
      <text:p text:style-name="P157"><text:span text:style-name="T431">M</text:span><text:span text:style-name="T224">: I love her!</text:span></text:p>
      <text:p text:style-name="P156"><text:span text:style-name="T431">H</text:span><text:span text:style-name="T224">: She's pretty great imo</text:span></text:p>
      <text:p text:style-name="P156"><text:span text:style-name="T431">R</text:span><text:span text:style-name="T224">: Fun squad, lfg, I'm buzzin too</text:span></text:p>
      <text:p text:style-name="P273"><text:tab/>And it ain't the decaf</text:p>
      <text:p text:style-name="P156"><text:span text:style-name="T431">M</text:span><text:span text:style-name="T224">: I heard we're going bowling next?</text:span></text:p>
      <text:p text:style-name="P156"><text:span text:style-name="T431">R</text:span><text:span text:style-name="T224">: I look ready bc I am</text:span></text:p>
      <text:p text:style-name="P156"><text:span text:style-name="T431">H</text:span><text:span text:style-name="T224">: The decaf was pretty great but I'm just so happy <text:tab/>to hang out with y'all!</text:span></text:p>
      <text:p text:style-name="P158">M<text:span text:style-name="T125">: Yeeeeeee</text:span></text:p>
      <text:p text:style-name="P156"><text:span text:style-name="T43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4">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3">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8">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4">V</text:span><text:span text:style-name="T403">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403"/></text:p>
      <text:p text:style-name="P511"><text:span text:style-name="T403">Jason and I woke around the same time. We all drank coffee while Gary made breakfast burritos. We packed up camp while </text:span><text:span text:style-name="T406">he</text:span><text:span text:style-name="T403"> and Locke went to rent a pontoon. We loaded that up and it became apparent that I would be part of the rowing crew with Ben and Elisha since Locke’s car was full and Jason would only be going to Canton. </text:span></text:p>
      <text:p text:style-name="P511"><text:span text:style-name="T403"><text:s text:c="3"/>We rowed all the way there with only a short hangout/smoke near the rope swing. I navigated, which helped me feel like I </text:span><text:span text:style-name="T406">had</text:span><text:span text:style-name="T403"> contributed </text:span><text:span text:style-name="T402">something</text:span><text:span text:style-name="T403"> all weekend. We arrived at the dock, loaded Ben’s car. Elisha repacked his truck while Ben fastened the canoe to the roof. We said goodbye to Eli, started driving away.</text:span></text:p>
      <text:p text:style-name="P511"><text:span text:style-name="T403"><text:s text:c="3"/>I deleted a few first messages to Hannah. I didn’t want to seem </text:span><text:span text:style-name="T402">too</text:span><text:span text:style-name="T403"> eager to message her. I eventually said, “I'm alive and enriched! How's Germany??”</text:span></text:p>
      <text:p text:style-name="P511"><text:span text:style-name="T40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5">w/ a 20-ounce Coke</text:span><text:span text:style-name="T403">, took a bath. The water burned my legs. I started writing at the computer, ate some pizza and continued until 8:13.</text:span></text:p>
      <text:p text:style-name="P511"><text:span text:style-name="T403"/></text:p>
      <text:p text:style-name="P328">. . .</text:p>
      <text:p text:style-name="P511"><text:span text:style-name="T403"/></text:p>
      <text:p text:style-name="P512"><text:span text:style-name="T403">I slept til around 3AM, </text:span><text:span text:style-name="T406">then</text:span><text:span text:style-name="T403"> decided to shake out my sheets and remake my bed, which felt amazing. I soon had a message from Hannah. We chatted til about 5AM and I gave myself an electric shave + finished my Coca Cola.</text:span></text:p>
      <text:p text:style-name="P512"><text:span text:style-name="T403"/></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7">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7">Non-Alcoholic</text:span><text:span text:style-name="T272">?</text:span><text:span text:style-name="T397">”</text:span></text:p>
      <text:p text:style-name="P473"><text:span text:style-name="T39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7">V</text:span><text:span text:style-name="T403">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40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8">V</text:span><text:span text:style-name="T403">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401">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9">V</text:span><text:span text:style-name="T403">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10">V</text:span><text:span text:style-name="T403">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11">V</text:span><text:span text:style-name="T403">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12">V</text:span><text:span text:style-name="T403">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7">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13">I</text:span><text:span text:style-name="T403">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4">I</text:span><text:span text:style-name="T403">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403"/></text:p>
      <text:p text:style-name="P505"><text:span text:style-name="T403"/></text:p>
      <text:p text:style-name="P506"><text:soft-page-break/><text:span text:style-name="T403">IX.IV</text:span></text:p>
      <text:p text:style-name="P513"><text:span text:style-name="T403"/></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403"><text:s text:c="3"/>I bought grapes, bananas, gave Jackie a hug, walked to Izzy’s, ordered a latte, went to Brew Pump, bought hop water, walked home, put away my groceries, sat at the computer, wrote, 2:45. . .</text:span><text:span text:style-name="T415">I played some Tokup, made tentative plans to get ice cream with Hannah, took a bath, made two sandwiches, respec</text:span><text:span text:style-name="T416">ced to</text:span><text:span text:style-name="T415"> deep prot, killed a few things, cooked a few things, 5:43.</text:span></text:p>
      <text:p text:style-name="P513"><text:span text:style-name="T415">. . .</text:span><text:span text:style-name="T416">I grinded, decided to go for a blend of prot/arms, bought a new mace/shield, enchanted, killed some things on the Shimmering Flats, 8:20.</text:span></text:p>
      <text:p text:style-name="P513"><text:span text:style-name="T416"/></text:p>
      <text:p text:style-name="P516">. . .</text:p>
      <text:p text:style-name="P513"><text:span text:style-name="T416"/></text:p>
      <text:p text:style-name="P514"><text:span text:style-name="T416">H</text:span><text:span text:style-name="T403">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403"><text:s text:c="3"/>When the album was over, I suggested a movie, perhaps the one about animals. She said, “If you want me to pay attention to you instead of cats, you should put on music.” I put on K. Frimpong and we </text:span><text:soft-page-break/><text:span text:style-name="T403">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403"><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7">I ran around STV with Tokup until 2:38.</text:span></text:p>
      <text:p text:style-name="P514"><text:span text:style-name="T417"/></text:p>
      <text:p text:style-name="P507"><text:span text:style-name="T417">I</text:span><text:span text:style-name="T403">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403">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4"><text:soft-page-break/><text:span text:style-name="T403">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403">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403">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8">I</text:span><text:span text:style-name="T403">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7">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403">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9">I</text:span><text:span text:style-name="T403">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ext:span><text:span text:style-name="T393">Brevard, first Starbucks for a quad latte, then the</text:span><text:span text:style-name="T392">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text:span><text:soft-page-break/><text:span text:style-name="T392">ate a couple handfuls of grapes, sat at the computer, wrote, 9:41.</text:span></text:p>
      <text:p text:style-name="P536"><text:span text:style-name="T392"/></text:p>
      <text:p text:style-name="P538"><text:span text:style-name="T272">I am tempted to ask Hannah if she would like a goodnight kiss, but it might make more sense to just see her tomorrow. . .</text:span><text:span text:style-name="T394">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5">11:16.</text:span></text:p>
      <text:p text:style-name="P538"><text:span text:style-name="T395">. . .</text:span><text:span text:style-name="T396">A group started to form for ZG. I went and stood by the entrance, but there were no tanks, so I hearthed to Moonglade then flew to Feralas and did a Tribute run with the guild, then messed with bank alts.</text:span></text:p>
      <text:p text:style-name="P538"><text:span text:style-name="T396"/></text:p>
      <text:p text:style-name="P539"><text:span text:style-name="T420">I</text:span><text:span text:style-name="T403">X.XIV</text:span></text:p>
      <text:p text:style-name="P539"><text:span text:style-name="T272"/></text:p>
      <text:p text:style-name="P539"><text:span text:style-name="T272">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span></text:p>
      <text:p text:style-name="P539"><text:span text:style-name="T272"><text:s text:c="3"/>I crossed the street again, this time for a latte, drank some of it on the porch and texted with Hannah. I walked slowly home, made a bagel sammich, wrote, 12: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4T12:37:21.394364409</dc:date>
    <meta:editing-duration>P52DT40M39S</meta:editing-duration>
    <meta:editing-cycles>632</meta:editing-cycles>
    <meta:generator>LibreOffice/24.2.5.2$MacOSX_X86_64 LibreOffice_project/bffef4ea93e59bebbeaf7f431bb02b1a39ee8a59</meta:generator>
    <meta:print-date>2024-09-11T12:31:58.012375081</meta:print-date>
    <meta:document-statistic meta:table-count="0" meta:image-count="0" meta:object-count="0" meta:page-count="146" meta:paragraph-count="1193" meta:word-count="45146" meta:character-count="237569" meta:non-whitespace-character-count="191995"/>
  </office:meta>
</office:document-meta>
</file>